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Arial2" svg:font-family="Arial" style:font-family-generic="swiss"/>
    <style:font-face style:name="Cascadia Code Light" svg:font-family="'Cascadia Code Light'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49cm" fo:border="0.002cm solid #e3e3e3"/>
      <style:text-properties style:font-name="Cascadia Code Light" fo:font-size="10.5pt" style:text-underline-style="solid" style:text-underline-width="auto" style:text-underline-color="font-color" style:font-size-asian="10.5pt" style:font-size-complex="10.5pt"/>
    </style:style>
    <style:style style:name="P2" style:family="paragraph" style:parent-style-name="Text_20_body">
      <style:paragraph-properties fo:padding="0.049cm" fo:border="0.002cm solid #e3e3e3"/>
      <style:text-properties style:font-name="Cascadia Code Light" fo:font-size="10.5pt" style:font-size-asian="10.5pt" style:font-size-complex="10.5pt"/>
    </style:style>
    <style:style style:name="P3" style:family="paragraph" style:parent-style-name="Text_20_body">
      <style:paragraph-properties fo:background-color="#ffffff" fo:padding="0.049cm" fo:border="0.002cm solid #e3e3e3">
        <style:background-image/>
      </style:paragraph-properties>
      <style:text-properties fo:color="#111111" style:font-name="Cascadia Code Light" fo:font-size="10.5pt" style:font-size-asian="10.5pt" style:font-size-complex="10.5pt"/>
    </style:style>
    <style:style style:name="P4" style:family="paragraph" style:parent-style-name="Text_20_body">
      <style:paragraph-properties fo:background-color="#ffffff" fo:padding="0.049cm" fo:border="0.002cm solid #e3e3e3">
        <style:background-image/>
      </style:paragraph-properties>
      <style:text-properties fo:color="#000000" style:font-name="Cascadia Code Light" fo:font-size="10.5pt" style:font-size-asian="10.5pt" style:font-size-complex="10.5pt"/>
    </style:style>
    <style:style style:name="P5" style:family="paragraph" style:parent-style-name="Text_20_body">
      <style:paragraph-properties fo:text-align="center" style:justify-single-word="false" fo:background-color="#ffffff" fo:padding="0.049cm" fo:border="0.002cm solid #e3e3e3">
        <style:background-image/>
      </style:paragraph-properties>
      <style:text-properties fo:color="#000000" style:font-name="Cascadia Code Light" fo:font-size="10.5pt" style:text-underline-style="solid" style:text-underline-width="auto" style:text-underline-color="font-color" style:font-size-asian="10.5pt" style:font-size-complex="10.5pt"/>
    </style:style>
    <style:style style:name="P6" style:family="paragraph" style:parent-style-name="Text_20_body">
      <style:paragraph-properties fo:text-align="center" style:justify-single-word="false" fo:background-color="#ffffff" fo:padding="0.049cm" fo:border="0.002cm solid #e3e3e3">
        <style:background-image/>
      </style:paragraph-properties>
      <style:text-properties style:font-name="Cascadia Code Light" fo:font-size="10.5pt" style:text-underline-style="solid" style:text-underline-width="auto" style:text-underline-color="font-color" style:font-size-asian="10.5pt" style:font-size-complex="10.5pt"/>
    </style:style>
    <style:style style:name="P7" style:family="paragraph" style:parent-style-name="Text_20_body">
      <style:paragraph-properties fo:background-color="#ffffff" fo:padding="0.049cm" fo:border="0.002cm solid #e3e3e3">
        <style:background-image/>
      </style:paragraph-properties>
      <style:text-properties style:font-name="Cascadia Code Light" fo:font-size="10.5pt" style:font-size-asian="10.5pt" style:font-size-complex="10.5pt"/>
    </style:style>
    <style:style style:name="P8" style:family="paragraph" style:parent-style-name="Preformatted_20_Text">
      <style:paragraph-properties fo:margin-top="0cm" fo:margin-bottom="0.499cm" fo:padding="0.049cm" fo:border="0.002cm solid #e3e3e3"/>
    </style:style>
    <style:style style:name="P9" style:family="paragraph" style:parent-style-name="Preformatted_20_Text">
      <style:paragraph-properties fo:margin-top="0cm" fo:margin-bottom="0.499cm" fo:padding="0.049cm" fo:border="0.002cm solid #e3e3e3"/>
      <style:text-properties style:text-underline-style="none"/>
    </style:style>
    <style:style style:name="P10" style:family="paragraph" style:parent-style-name="Preformatted_20_Text">
      <style:paragraph-properties fo:margin-top="0cm" fo:margin-bottom="0.499cm" fo:text-align="center" style:justify-single-word="false" fo:padding="0.049cm" fo:border="0.002cm solid #e3e3e3"/>
    </style:style>
    <style:style style:name="P11" style:family="paragraph" style:parent-style-name="Preformatted_20_Text">
      <style:paragraph-properties fo:padding="0.049cm" fo:border="0.002cm solid #e3e3e3"/>
    </style:style>
    <style:style style:name="P12" style:family="paragraph" style:parent-style-name="Preformatted_20_Text">
      <style:paragraph-properties fo:padding="0.049cm" fo:border="0.002cm solid #e3e3e3"/>
      <style:text-properties style:font-name="Cascadia Code Light" fo:font-size="10.5pt" style:font-size-asian="10.5pt" style:font-size-complex="10.5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style:font-name="Cascadia Code Light" fo:font-size="10.5pt" fo:letter-spacing="normal" fo:font-style="normal" style:text-underline-style="solid" style:text-underline-width="auto" style:text-underline-color="font-color" fo:font-weight="normal" style:font-size-asian="10.5pt" style:font-size-complex="10.5pt"/>
    </style:style>
    <style:style style:name="T3" style:family="text">
      <style:text-properties fo:font-variant="normal" fo:text-transform="none" fo:color="#000000" style:font-name="Cascadia Code Light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0d0d0d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color="#000000" style:font-name="Cascadia Code Light" fo:font-size="10.5pt" style:font-size-asian="10.5pt" style:font-size-complex="10.5pt"/>
    </style:style>
    <style:style style:name="T7" style:family="text">
      <style:text-properties fo:color="#0000cc" style:font-name="Cascadia Code Light" fo:font-size="10.5pt" style:font-size-asian="10.5pt" style:font-size-complex="10.5pt"/>
    </style:style>
    <style:style style:name="T8" style:family="text">
      <style:text-properties style:font-name="Cascadia Code Light"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inicion scss</text:p>
      <text:p text:style-name="P2">Scss es una extensión de CSS que añadi funcionalidades similares a los lenguajes de programacion como las variables y el mixin y el anidamiente a diferencia del css el scss utiliza una sintaxis <text:s/>similar a los lenguajes programacion y agraga funcionalidades para tener un codigo con elementos reutilizables como $ variable o @mixin.... </text:p>
      <text:p text:style-name="P6">Difinicion de variable</text:p>
      <text:p text:style-name="P7">una variable es un nombre que representa un valor que puede ser reutilizado o llamado en cualquier parte del codigo y tambien facilta hacer cambios <text:s/>ya que que se puede cambiar y asi el cambionpuede reflejarse en todo el codigo</text:p>
      <text:p text:style-name="P3"><text:s text:c="2"/>$color-primero<text:span text:style-name="T5">: </text:span>#007bff;</text:p>
      <text:p text:style-name="P4"><text:span text:style-name="T5"><text:s/>.header { </text:span></text:p>
      <text:p text:style-name="P4"><text:span text:style-name="T5"><text:s text:c="2"/>background-color: $color-primero; </text:span></text:p>
      <text:p text:style-name="P4"><text:span text:style-name="T5">} </text:span></text:p>
      <text:p text:style-name="P5"><text:span text:style-name="T5">Difinicion mixin</text:span></text:p>
      <text:p text:style-name="P4"><text:span text:style-name="T4">Mixin es un conjunto o bloque de código que contiene una o más declaraciones de estilo.</text:span><text:span text:style-name="T5"> </text:span></text:p>
      <text:p text:style-name="P4"><text:span text:style-name="T5">Y que puede ser reutilizado en su conjunto en cualquier parte del codigo</text:span></text:p>
      <text:p text:style-name="P4"><text:span text:style-name="T5">@mixin elementos{ </text:span></text:p>
      <text:p text:style-name="P4"><text:span text:style-name="T5">display: flex; </text:span></text:p>
      <text:p text:style-name="P4"><text:span text:style-name="T5">justify-content: center; </text:span></text:p>
      <text:p text:style-name="P7"><text:span text:style-name="T1">align-items: center; } </text:span></text:p>
      <text:p text:style-name="P12"/>
      <text:p text:style-name="P11"><text:span text:style-name="Source_20_Text"><text:span text:style-name="T8">.wrapper{</text:span></text:span></text:p>
      <text:p text:style-name="P11"><text:span text:style-name="Source_20_Text"><text:span text:style-name="T8"><text:s text:c="4"/>width: 100%;</text:span></text:span></text:p>
      <text:p text:style-name="P11"><text:span text:style-name="Source_20_Text"><text:span text:style-name="T8"><text:s text:c="4"/>height: 100%;</text:span></text:span></text:p>
      <text:p text:style-name="P11"><text:span text:style-name="Source_20_Text"><text:span text:style-name="T8"><text:s text:c="4"/>@</text:span></text:span><text:span text:style-name="Source_20_Text"><text:span text:style-name="T7">include</text:span></text:span><text:span text:style-name="Source_20_Text"><text:span text:style-name="T6"> </text:span></text:span><text:span text:style-name="Source_20_Text"><text:span text:style-name="T8">elementos;</text:span></text:span></text:p>
      <text:p text:style-name="P8"><text:span text:style-name="Source_20_Text"><text:span text:style-name="T8">}</text:span></text:span></text:p>
      <text:p text:style-name="P10"><text:span text:style-name="T2">Difinicion fr </text:span></text:p>
      <text:p text:style-name="P9"><text:span text:style-name="T3">fr es la undidad de medicion de css grid <text:s/>lo que hace es devidir en fracciones el elemento seleccionado si pones 1 fr 1 fr 1 fr se devidira por tres partes iguales y pones 1fr 2fr 1fr se devidira en tres partes la primera sera de 1fr o el 25% la segunda 2fraciones de 25% es decir del 50% y la tercera del 25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Arial2" svg:font-family="Arial" style:font-family-generic="swiss"/>
    <style:font-face style:name="Cascadia Code Light" svg:font-family="'Cascadia Code Light'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18T11:39:36.42</meta:creation-date>
    <meta:document-statistic meta:table-count="0" meta:image-count="0" meta:object-count="0" meta:page-count="1" meta:paragraph-count="22" meta:word-count="220" meta:character-count="1320"/>
    <dc:date>2024-03-19T06:09:50.88</dc:date>
    <meta:editing-duration>PT17H43M12S</meta:editing-duration>
    <meta:editing-cycles>1</meta:editing-cycles>
    <meta:generator>OpenOffice/4.1.15$Win32 OpenOffice.org_project/4115m2$Build-9813</meta:generator>
  </office:meta>
</office:document-meta>
</file>